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1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visional_COVID-19_Death_Counts_by_Sex__Age__and_State" table:style-name="ta1">
        <table:shapes>
          <draw:frame draw:z-index="0" draw:style-name="gr1" draw:text-style-name="P1" svg:width="6.2988in" svg:height="3.5429in" svg:x="6.85in" svg:y="0.1961in">
            <draw:object draw:notify-on-update-of-ranges="'Provisional_COVID-19_Death_Counts_by_Sex__Age__and_State'.C1184:'Provisional_COVID-19_Death_Counts_by_Sex__Age__and_State'.C1184 'Provisional_COVID-19_Death_Counts_by_Sex__Age__and_State'.C1185:'Provisional_COVID-19_Death_Counts_by_Sex__Age__and_State'.C1194 'Provisional_COVID-19_Death_Counts_by_Sex__Age__and_State'.D1184:'Provisional_COVID-19_Death_Counts_by_Sex__Age__and_State'.D1184 'Provisional_COVID-19_Death_Counts_by_Sex__Age__and_State'.D1185:'Provisional_COVID-19_Death_Counts_by_Sex__Age__and_State'.D11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49in" svg:x="6.1874in" svg:y="2.1646in">
            <draw:object draw:notify-on-update-of-ranges="'Provisional_COVID-19_Death_Counts_by_Sex__Age__and_State'.C1184:'Provisional_COVID-19_Death_Counts_by_Sex__Age__and_State'.C1194 'Provisional_COVID-19_Death_Counts_by_Sex__Age__and_State'.E1184:'Provisional_COVID-19_Death_Counts_by_Sex__Age__and_State'.E11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53in" svg:height="3.5449in" svg:x="7.0311in" svg:y="0.7949in">
            <draw:object draw:notify-on-update-of-ranges="'Provisional_COVID-19_Death_Counts_by_Sex__Age__and_State'.C1196:'Provisional_COVID-19_Death_Counts_by_Sex__Age__and_State'.C1206 'Provisional_COVID-19_Death_Counts_by_Sex__Age__and_State'.D1196:'Provisional_COVID-19_Death_Counts_by_Sex__Age__and_State'.D12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7661in" svg:y="1.7303in">
            <draw:object draw:notify-on-update-of-ranges="'Provisional_COVID-19_Death_Counts_by_Sex__Age__and_State'.C1196:'Provisional_COVID-19_Death_Counts_by_Sex__Age__and_State'.C1206 'Provisional_COVID-19_Death_Counts_by_Sex__Age__and_State'.E1196:'Provisional_COVID-19_Death_Counts_by_Sex__Age__and_State'.E12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 group</text:p>
          </table:table-cell>
          <table:table-cell office:value-type="string" calcext:value-type="string">
            <text:p>COVID-19 Deaths</text:p>
          </table:table-cell>
          <table:table-cell table:style-name="ce2" office:value-type="string" calcext:value-type="string">
            <text:p>Percent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nder 1 year</text:p>
          </table:table-cell>
          <table:table-cell office:value-type="float" office:value="16" calcext:value-type="float">
            <text:p>16</text:p>
          </table:table-cell>
          <table:table-cell table:formula="of:=[.D2]/[.$D$13]" office:value-type="percentage" office:value="0.000107244356265752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-4 years</text:p>
          </table:table-cell>
          <table:table-cell office:value-type="float" office:value="10" calcext:value-type="float">
            <text:p>10</text:p>
          </table:table-cell>
          <table:table-cell table:formula="of:=[.D3]/[.$D$13]" office:value-type="percentage" office:value="0.0000670277226660947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5-14 years</text:p>
          </table:table-cell>
          <table:table-cell office:value-type="float" office:value="23" calcext:value-type="float">
            <text:p>23</text:p>
          </table:table-cell>
          <table:table-cell table:formula="of:=[.D4]/[.$D$13]" office:value-type="percentage" office:value="0.000154163762132018" calcext:value-type="percentage">
            <text:p>0.02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5-24 years</text:p>
          </table:table-cell>
          <table:table-cell office:value-type="float" office:value="242" calcext:value-type="float">
            <text:p>242</text:p>
          </table:table-cell>
          <table:table-cell table:formula="of:=[.D5]/[.$D$13]" office:value-type="percentage" office:value="0.00162207088851949" calcext:value-type="percentage">
            <text:p>0.1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5-34 years</text:p>
          </table:table-cell>
          <table:table-cell office:value-type="float" office:value="1133" calcext:value-type="float">
            <text:p>1133</text:p>
          </table:table-cell>
          <table:table-cell table:formula="of:=[.D6]/[.$D$13]" office:value-type="percentage" office:value="0.00759424097806853" calcext:value-type="percentage">
            <text:p>0.7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35-44 years</text:p>
          </table:table-cell>
          <table:table-cell office:value-type="float" office:value="2920" calcext:value-type="float">
            <text:p>2920</text:p>
          </table:table-cell>
          <table:table-cell table:formula="of:=[.D7]/[.$D$13]" office:value-type="percentage" office:value="0.0195720950184997" calcext:value-type="percentage">
            <text:p>1.9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45-54 years</text:p>
          </table:table-cell>
          <table:table-cell office:value-type="float" office:value="7721" calcext:value-type="float">
            <text:p>7721</text:p>
          </table:table-cell>
          <table:table-cell table:formula="of:=[.D8]/[.$D$13]" office:value-type="percentage" office:value="0.0517521046704917" calcext:value-type="percentage">
            <text:p>5.18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55-64 years</text:p>
          </table:table-cell>
          <table:table-cell office:value-type="float" office:value="18579" calcext:value-type="float">
            <text:p>18579</text:p>
          </table:table-cell>
          <table:table-cell table:formula="of:=[.D9]/[.$D$13]" office:value-type="percentage" office:value="0.124530805941337" calcext:value-type="percentage">
            <text:p>12.45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65-74 years</text:p>
          </table:table-cell>
          <table:table-cell office:value-type="float" office:value="31488" calcext:value-type="float">
            <text:p>31488</text:p>
          </table:table-cell>
          <table:table-cell table:formula="of:=[.D10]/[.$D$13]" office:value-type="percentage" office:value="0.211056893130999" calcext:value-type="percentage">
            <text:p>21.1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75-84 years</text:p>
          </table:table-cell>
          <table:table-cell office:value-type="float" office:value="39348" calcext:value-type="float">
            <text:p>39348</text:p>
          </table:table-cell>
          <table:table-cell table:formula="of:=[.D11]/[.$D$13]" office:value-type="percentage" office:value="0.263740683146549" calcext:value-type="percentage">
            <text:p>26.37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85 years and over</text:p>
          </table:table-cell>
          <table:table-cell office:value-type="float" office:value="47712" calcext:value-type="float">
            <text:p>47712</text:p>
          </table:table-cell>
          <table:table-cell table:formula="of:=[.D12]/[.$D$13]" office:value-type="percentage" office:value="0.319802670384471" calcext:value-type="percentage">
            <text:p>31.98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49192" calcext:value-type="float">
            <text:p>149192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11" calcext:value-type="float">
            <text:p>11</text:p>
          </table:table-cell>
          <table:table-cell table:formula="of:=[.D14]/[.$D$25]" office:value-type="percentage" office:value="0.000136996537723865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5" calcext:value-type="float">
            <text:p>5</text:p>
          </table:table-cell>
          <table:table-cell table:formula="of:=[.D15]/[.$D$25]" office:value-type="percentage" office:value="0.0000622711535108476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17" calcext:value-type="float">
            <text:p>17</text:p>
          </table:table-cell>
          <table:table-cell table:formula="of:=[.D16]/[.$D$25]" office:value-type="percentage" office:value="0.000211721921936882" calcext:value-type="percentage">
            <text:p>0.02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54" calcext:value-type="float">
            <text:p>154</text:p>
          </table:table-cell>
          <table:table-cell table:formula="of:=[.D17]/[.$D$25]" office:value-type="percentage" office:value="0.00191795152813411" calcext:value-type="percentage">
            <text:p>0.19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763" calcext:value-type="float">
            <text:p>763</text:p>
          </table:table-cell>
          <table:table-cell table:formula="of:=[.D18]/[.$D$25]" office:value-type="percentage" office:value="0.00950257802575535" calcext:value-type="percentage">
            <text:p>0.95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028" calcext:value-type="float">
            <text:p>2028</text:p>
          </table:table-cell>
          <table:table-cell table:formula="of:=[.D19]/[.$D$25]" office:value-type="percentage" office:value="0.0252571798639998" calcext:value-type="percentage">
            <text:p>2.53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328" calcext:value-type="float">
            <text:p>5328</text:p>
          </table:table-cell>
          <table:table-cell table:formula="of:=[.D20]/[.$D$25]" office:value-type="percentage" office:value="0.0663561411811592" calcext:value-type="percentage">
            <text:p>6.64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2173" calcext:value-type="float">
            <text:p>12173</text:p>
          </table:table-cell>
          <table:table-cell table:formula="of:=[.D21]/[.$D$25]" office:value-type="percentage" office:value="0.15160535033751" calcext:value-type="percentage">
            <text:p>15.1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9478" calcext:value-type="float">
            <text:p>19478</text:p>
          </table:table-cell>
          <table:table-cell table:formula="of:=[.D22]/[.$D$25]" office:value-type="percentage" office:value="0.242583505616858" calcext:value-type="percentage">
            <text:p>24.26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1562" calcext:value-type="float">
            <text:p>21562</text:p>
          </table:table-cell>
          <table:table-cell table:formula="of:=[.D23]/[.$D$25]" office:value-type="percentage" office:value="0.268538122400179" calcext:value-type="percentage">
            <text:p>26.85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8775" calcext:value-type="float">
            <text:p>18775</text:p>
          </table:table-cell>
          <table:table-cell table:formula="of:=[.D24]/[.$D$25]" office:value-type="percentage" office:value="0.233828181433233" calcext:value-type="percentage">
            <text:p>23.38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80294" calcext:value-type="float">
            <text:p>80294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5" calcext:value-type="float">
            <text:p>5</text:p>
          </table:table-cell>
          <table:table-cell table:formula="of:=[.D26]/[.$D$37]" office:value-type="percentage" office:value="0.000072577367473727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5" calcext:value-type="float">
            <text:p>5</text:p>
          </table:table-cell>
          <table:table-cell table:formula="of:=[.D27]/[.$D$37]" office:value-type="percentage" office:value="0.000072577367473727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6" calcext:value-type="float">
            <text:p>6</text:p>
          </table:table-cell>
          <table:table-cell table:formula="of:=[.D28]/[.$D$37]" office:value-type="percentage" office:value="0.0000870928409684724" calcext:value-type="percentage">
            <text:p>0.01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88" calcext:value-type="float">
            <text:p>88</text:p>
          </table:table-cell>
          <table:table-cell table:formula="of:=[.D29]/[.$D$37]" office:value-type="percentage" office:value="0.0012773616675376" calcext:value-type="percentage">
            <text:p>0.13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370" calcext:value-type="float">
            <text:p>370</text:p>
          </table:table-cell>
          <table:table-cell table:formula="of:=[.D30]/[.$D$37]" office:value-type="percentage" office:value="0.0053707251930558" calcext:value-type="percentage">
            <text:p>0.54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892" calcext:value-type="float">
            <text:p>892</text:p>
          </table:table-cell>
          <table:table-cell table:formula="of:=[.D31]/[.$D$37]" office:value-type="percentage" office:value="0.0129478023573129" calcext:value-type="percentage">
            <text:p>1.29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392" calcext:value-type="float">
            <text:p>2392</text:p>
          </table:table-cell>
          <table:table-cell table:formula="of:=[.D32]/[.$D$37]" office:value-type="percentage" office:value="0.034721012599431" calcext:value-type="percentage">
            <text:p>3.47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6406" calcext:value-type="float">
            <text:p>6406</text:p>
          </table:table-cell>
          <table:table-cell table:formula="of:=[.D33]/[.$D$37]" office:value-type="percentage" office:value="0.092986123207339" calcext:value-type="percentage">
            <text:p>9.30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2009" calcext:value-type="float">
            <text:p>12009</text:p>
          </table:table-cell>
          <table:table-cell table:formula="of:=[.D34]/[.$D$37]" office:value-type="percentage" office:value="0.174316321198397" calcext:value-type="percentage">
            <text:p>17.43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7785" calcext:value-type="float">
            <text:p>17785</text:p>
          </table:table-cell>
          <table:table-cell table:formula="of:=[.D35]/[.$D$37]" office:value-type="percentage" office:value="0.258157696104047" calcext:value-type="percentage">
            <text:p>25.82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8934" calcext:value-type="float">
            <text:p>28934</text:p>
          </table:table-cell>
          <table:table-cell table:formula="of:=[.D36]/[.$D$37]" office:value-type="percentage" office:value="0.419990710096963" calcext:value-type="percentage">
            <text:p>42.00%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8892" calcext:value-type="float">
            <text:p>68892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ed State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49192" calcext:value-type="float">
            <text:p>149192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bam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843" calcext:value-type="float">
            <text:p>1843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ask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lask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141" calcext:value-type="float">
            <text:p>2141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569" calcext:value-type="float">
            <text:p>1569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izo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710" calcext:value-type="float">
            <text:p>371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Arkansa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284" calcext:value-type="float">
            <text:p>1284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460" calcext:value-type="float">
            <text:p>546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695" calcext:value-type="float">
            <text:p>695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617" calcext:value-type="float">
            <text:p>161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007" calcext:value-type="float">
            <text:p>4007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aliforn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9467" calcext:value-type="float">
            <text:p>9467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lorad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756" calcext:value-type="float">
            <text:p>1756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01" calcext:value-type="float">
            <text:p>701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029" calcext:value-type="float">
            <text:p>2029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03" calcext:value-type="float">
            <text:p>1203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199" calcext:value-type="float">
            <text:p>2199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Connecticut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4228" calcext:value-type="float">
            <text:p>4228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ware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strict of Columb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135" calcext:value-type="float">
            <text:p>1135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996" calcext:value-type="float">
            <text:p>996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839" calcext:value-type="float">
            <text:p>3839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877" calcext:value-type="float">
            <text:p>877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86" calcext:value-type="float">
            <text:p>1286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Florid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6991" calcext:value-type="float">
            <text:p>6991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733" calcext:value-type="float">
            <text:p>173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553" calcext:value-type="float">
            <text:p>1553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Georg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286" calcext:value-type="float">
            <text:p>3286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Hawaii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ah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821" calcext:value-type="float">
            <text:p>3821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150" calcext:value-type="float">
            <text:p>315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llinoi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467" calcext:value-type="float">
            <text:p>1467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444" calcext:value-type="float">
            <text:p>1444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911" calcext:value-type="float">
            <text:p>2911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ow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ansa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Kentucky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876" calcext:value-type="float">
            <text:p>1876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ouisia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542" calcext:value-type="float">
            <text:p>3542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e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875" calcext:value-type="float">
            <text:p>1875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ryland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822" calcext:value-type="float">
            <text:p>3822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124" calcext:value-type="float">
            <text:p>1124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358" calcext:value-type="float">
            <text:p>1358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682" calcext:value-type="float">
            <text:p>3682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190" calcext:value-type="float">
            <text:p>419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assachusett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7872" calcext:value-type="float">
            <text:p>7872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038" calcext:value-type="float">
            <text:p>3038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784" calcext:value-type="float">
            <text:p>2784</text:p>
          </table:table-cell>
          <table:table-cell/>
        </table:table-row>
        <table:table-row table:style-name="ro1" table:visibility="filter">
          <table:table-cell office:value-type="string" calcext:value-type="string">
            <text:p>Michig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igan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823" calcext:value-type="float">
            <text:p>5823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nnesot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612" calcext:value-type="float">
            <text:p>1612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issip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issippi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issouri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Monta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brask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vad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ampshire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01" calcext:value-type="float">
            <text:p>170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765" calcext:value-type="float">
            <text:p>176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448" calcext:value-type="float">
            <text:p>744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976" calcext:value-type="float">
            <text:p>297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544" calcext:value-type="float">
            <text:p>654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Jerse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Jersey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3993" calcext:value-type="float">
            <text:p>1399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Mexic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585" calcext:value-type="float">
            <text:p>158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6006" calcext:value-type="float">
            <text:p>600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5376" calcext:value-type="float">
            <text:p>537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1382" calcext:value-type="float">
            <text:p>11382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213" calcext:value-type="float">
            <text:p>221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3254" calcext:value-type="float">
            <text:p>325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3095" calcext:value-type="float">
            <text:p>309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101" calcext:value-type="float">
            <text:p>210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2186" calcext:value-type="float">
            <text:p>1218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753" calcext:value-type="float">
            <text:p>175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278" calcext:value-type="float">
            <text:p>2278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724" calcext:value-type="float">
            <text:p>2724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8383" calcext:value-type="float">
            <text:p>8383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York City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0569" calcext:value-type="float">
            <text:p>20569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Caroli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455" calcext:value-type="float">
            <text:p>1455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North Dakot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 table:formula="of:=[.D976]/[.$D$987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 table:formula="of:=[.D977]/[.$D$987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 table:formula="of:=[.D978]/[.$D$987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/>
          <table:table-cell table:formula="of:=[.D979]/[.$D$987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/>
          <table:table-cell table:formula="of:=[.D980]/[.$D$987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6" calcext:value-type="float">
            <text:p>26</text:p>
          </table:table-cell>
          <table:table-cell table:formula="of:=[.D981]/[.$D$987]" office:value-type="percentage" office:value="0.016424510423247" calcext:value-type="percentage">
            <text:p>1.64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2" calcext:value-type="float">
            <text:p>62</text:p>
          </table:table-cell>
          <table:table-cell table:formula="of:=[.D982]/[.$D$987]" office:value-type="percentage" office:value="0.0391661402400505" calcext:value-type="percentage">
            <text:p>3.92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02" calcext:value-type="float">
            <text:p>202</text:p>
          </table:table-cell>
          <table:table-cell table:formula="of:=[.D983]/[.$D$987]" office:value-type="percentage" office:value="0.127605811749842" calcext:value-type="percentage">
            <text:p>12.76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02" calcext:value-type="float">
            <text:p>402</text:p>
          </table:table-cell>
          <table:table-cell table:formula="of:=[.D984]/[.$D$987]" office:value-type="percentage" office:value="0.253948199620973" calcext:value-type="percentage">
            <text:p>25.39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50" calcext:value-type="float">
            <text:p>450</text:p>
          </table:table-cell>
          <table:table-cell table:formula="of:=[.D985]/[.$D$987]" office:value-type="percentage" office:value="0.284270372710044" calcext:value-type="percentage">
            <text:p>28.43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435" calcext:value-type="float">
            <text:p>435</text:p>
          </table:table-cell>
          <table:table-cell table:formula="of:=[.D986]/[.$D$987]" office:value-type="percentage" office:value="0.274794693619709" calcext:value-type="percentage">
            <text:p>27.48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 table:formula="of:=[.D988]/[.$D$999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 table:formula="of:=[.D989]/[.$D$999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 table:formula="of:=[.D990]/[.$D$999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/>
          <table:table-cell table:formula="of:=[.D991]/[.$D$999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/>
          <table:table-cell table:formula="of:=[.D992]/[.$D$999]" office:value-type="percentage" office:value="0" calcext:value-type="percentage">
            <text:p>0.00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0" calcext:value-type="float">
            <text:p>10</text:p>
          </table:table-cell>
          <table:table-cell table:formula="of:=[.D993]/[.$D$999]" office:value-type="percentage" office:value="0.00683060109289618" calcext:value-type="percentage">
            <text:p>0.68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9" calcext:value-type="float">
            <text:p>29</text:p>
          </table:table-cell>
          <table:table-cell table:formula="of:=[.D994]/[.$D$999]" office:value-type="percentage" office:value="0.0198087431693989" calcext:value-type="percentage">
            <text:p>1.98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6" calcext:value-type="float">
            <text:p>106</text:p>
          </table:table-cell>
          <table:table-cell table:formula="of:=[.D995]/[.$D$999]" office:value-type="percentage" office:value="0.0724043715846995" calcext:value-type="percentage">
            <text:p>7.24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27" calcext:value-type="float">
            <text:p>227</text:p>
          </table:table-cell>
          <table:table-cell table:formula="of:=[.D996]/[.$D$999]" office:value-type="percentage" office:value="0.155054644808743" calcext:value-type="percentage">
            <text:p>15.51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436" calcext:value-type="float">
            <text:p>436</text:p>
          </table:table-cell>
          <table:table-cell table:formula="of:=[.D997]/[.$D$999]" office:value-type="percentage" office:value="0.297814207650273" calcext:value-type="percentage">
            <text:p>29.78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651" calcext:value-type="float">
            <text:p>651</text:p>
          </table:table-cell>
          <table:table-cell table:formula="of:=[.D998]/[.$D$999]" office:value-type="percentage" office:value="0.444672131147541" calcext:value-type="percentage">
            <text:p>44.47%</text:p>
          </table:table-cell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464" calcext:value-type="float">
            <text:p>1464</text:p>
          </table:table-cell>
          <table:table-cell/>
        </table:table-row>
        <table:table-row table:style-name="ro1" table:visibility="filter">
          <table:table-cell office:value-type="string" calcext:value-type="string">
            <text:p>Ohi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hi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047" calcext:value-type="float">
            <text:p>3047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klahom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Oregon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667" calcext:value-type="float">
            <text:p>3667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868" calcext:value-type="float">
            <text:p>3868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ennsylvan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7535" calcext:value-type="float">
            <text:p>7535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 table:visibility="filter">
          <table:table-cell office:value-type="string" calcext:value-type="string">
            <text:p>Rhode Islan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hode Island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Carolin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South Dakot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nnessee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/>
          <table:table-cell table:formula="of:=[.D1184]/[.$D$9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/>
          <table:table-cell table:formula="of:=[.D1185]/[.$D$9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/>
          <table:table-cell table:formula="of:=[.D1186]/[.$D$9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13" calcext:value-type="float">
            <text:p>13</text:p>
          </table:table-cell>
          <table:table-cell table:formula="of:=[.D1187]/[.$D$987]" office:value-type="percentage" office:value="0.0082122552116235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89" calcext:value-type="float">
            <text:p>89</text:p>
          </table:table-cell>
          <table:table-cell table:formula="of:=[.D1188]/[.$D$987]" office:value-type="percentage" office:value="0.0562223626026532" calcext:value-type="percentage">
            <text:p>5.62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70" calcext:value-type="float">
            <text:p>170</text:p>
          </table:table-cell>
          <table:table-cell table:formula="of:=[.D1189]/[.$D$987]" office:value-type="percentage" office:value="0.107391029690461" calcext:value-type="percentage">
            <text:p>10.74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430" calcext:value-type="float">
            <text:p>430</text:p>
          </table:table-cell>
          <table:table-cell table:formula="of:=[.D1190]/[.$D$987]" office:value-type="percentage" office:value="0.271636133922931" calcext:value-type="percentage">
            <text:p>27.16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855" calcext:value-type="float">
            <text:p>855</text:p>
          </table:table-cell>
          <table:table-cell table:formula="of:=[.D1191]/[.$D$987]" office:value-type="percentage" office:value="0.540113708149084" calcext:value-type="percentage">
            <text:p>54.01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227" calcext:value-type="float">
            <text:p>1227</text:p>
          </table:table-cell>
          <table:table-cell table:formula="of:=[.D1192]/[.$D$987]" office:value-type="percentage" office:value="0.775110549589387" calcext:value-type="percentage">
            <text:p>77.51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138" calcext:value-type="float">
            <text:p>1138</text:p>
          </table:table-cell>
          <table:table-cell table:formula="of:=[.D1193]/[.$D$987]" office:value-type="percentage" office:value="0.718888186986734" calcext:value-type="percentage">
            <text:p>71.89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796" calcext:value-type="float">
            <text:p>796</text:p>
          </table:table-cell>
          <table:table-cell table:formula="of:=[.D1194]/[.$D$987]" office:value-type="percentage" office:value="0.502842703727101" calcext:value-type="percentage">
            <text:p>50.28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4724" calcext:value-type="float">
            <text:p>4724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 table:formula="of:=[.D1196]/[.$D$9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/>
          <table:table-cell table:formula="of:=[.D1197]/[.$D$9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/>
          <table:table-cell table:formula="of:=[.D1198]/[.$D$9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10" calcext:value-type="float">
            <text:p>10</text:p>
          </table:table-cell>
          <table:table-cell table:formula="of:=[.D1199]/[.$D$999]" office:value-type="percentage" office:value="0.00683060109289618" calcext:value-type="percentage">
            <text:p>0.68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31" calcext:value-type="float">
            <text:p>31</text:p>
          </table:table-cell>
          <table:table-cell table:formula="of:=[.D1200]/[.$D$999]" office:value-type="percentage" office:value="0.0211748633879781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92" calcext:value-type="float">
            <text:p>92</text:p>
          </table:table-cell>
          <table:table-cell table:formula="of:=[.D1201]/[.$D$999]" office:value-type="percentage" office:value="0.0628415300546448" calcext:value-type="percentage">
            <text:p>6.28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98" calcext:value-type="float">
            <text:p>198</text:p>
          </table:table-cell>
          <table:table-cell table:formula="of:=[.D1202]/[.$D$999]" office:value-type="percentage" office:value="0.135245901639344" calcext:value-type="percentage">
            <text:p>13.52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25" calcext:value-type="float">
            <text:p>425</text:p>
          </table:table-cell>
          <table:table-cell table:formula="of:=[.D1203]/[.$D$999]" office:value-type="percentage" office:value="0.290300546448087" calcext:value-type="percentage">
            <text:p>29.03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713" calcext:value-type="float">
            <text:p>713</text:p>
          </table:table-cell>
          <table:table-cell table:formula="of:=[.D1204]/[.$D$999]" office:value-type="percentage" office:value="0.487021857923497" calcext:value-type="percentage">
            <text:p>48.7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795" calcext:value-type="float">
            <text:p>795</text:p>
          </table:table-cell>
          <table:table-cell table:formula="of:=[.D1205]/[.$D$999]" office:value-type="percentage" office:value="0.543032786885246" calcext:value-type="percentage">
            <text:p>54.3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956" calcext:value-type="float">
            <text:p>956</text:p>
          </table:table-cell>
          <table:table-cell table:formula="of:=[.D1206]/[.$D$999]" office:value-type="percentage" office:value="0.653005464480874" calcext:value-type="percentage">
            <text:p>65.30%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3222" calcext:value-type="float">
            <text:p>3222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exas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7946" calcext:value-type="float">
            <text:p>7946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Utah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ermont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157" calcext:value-type="float">
            <text:p>1157</text:p>
          </table:table-cell>
          <table:table-cell/>
        </table:table-row>
        <table:table-row table:style-name="ro1" table:visibility="filter">
          <table:table-cell office:value-type="string" calcext:value-type="string">
            <text:p>Virgin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gin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328" calcext:value-type="float">
            <text:p>2328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ashington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470" calcext:value-type="float">
            <text:p>147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est Virginia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isconsin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Wyoming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-1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-54 year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-7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-8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5 years and o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ll ag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der 1 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-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-1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-2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-3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-4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-54 year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-6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5-7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5-84 yea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5 years and o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l ag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l ag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Puerto Rico To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age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number-rows-repeated="10471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Provisional_COVID-19_Death_Counts_by_Sex__Age__and_State'.A1:'Provisional_COVID-19_Death_Counts_by_Sex__Age__and_State'.E1417" table:display-filter-buttons="true" table:orientation="column">
          <table:filter>
            <table:filter-and>
              <table:filter-condition table:field-number="0" table:value="Texa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1:11:54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0-08-17T21:15:47.882000000</dc:date>
    <meta:editing-duration>PT8M48S</meta:editing-duration>
    <meta:editing-cycles>4</meta:editing-cycles>
    <meta:document-statistic meta:table-count="1" meta:cell-count="5468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rovisional_COVID-19_Death_Counts_by_Sex__Age__and_State'.C1184:'Provisional_COVID-19_Death_Counts_by_Sex__Age__and_State'.D1194" chart:data-source-has-labels="both" svg:x="0.139cm" svg:y="-0.02cm" svg:width="12.508cm" svg:height="8.64cm">
          <chart:coordinate-region svg:x="1.292cm" svg:y="0.18cm" svg:width="11.214cm" svg:height="5.964cm"/>
          <chart:axis chart:dimension="x" chart:name="primary-x" chart:style-name="ch4" chartooo:axis-type="auto">
            <chartooo:date-scale/>
            <chart:categories table:cell-range-address="'Provisional_COVID-19_Death_Counts_by_Sex__Age__and_State'.C1185:'Provisional_COVID-19_Death_Counts_by_Sex__Age__and_State'.C11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visional_COVID-19_Death_Counts_by_Sex__Age__and_State'.D1185:'Provisional_COVID-19_Death_Counts_by_Sex__Age__and_State'.D1194" chart:label-cell-address="'Provisional_COVID-19_Death_Counts_by_Sex__Age__and_State'.D1184:'Provisional_COVID-19_Death_Counts_by_Sex__Age__and_State'.D118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rovisional_COVID-19_Death_Counts_by_Sex__Age__and_State'.D1184:'Provisional_COVID-19_Death_Counts_by_Sex__Age__and_State'.D11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4 years</text:p>
                <draw:g>
                  <svg:desc>'Provisional_COVID-19_Death_Counts_by_Sex__Age__and_State'.C1185:'Provisional_COVID-19_Death_Counts_by_Sex__Age__and_State'.C1194</svg:desc>
                </draw:g>
              </table:table-cell>
              <table:table-cell office:value-type="float" office:value="NaN">
                <text:p>NaN</text:p>
                <draw:g>
                  <svg:desc>'Provisional_COVID-19_Death_Counts_by_Sex__Age__and_State'.D1185:'Provisional_COVID-19_Death_Counts_by_Sex__Age__and_State'.D1194</svg:desc>
                </draw:g>
              </table:table-cell>
            </table:table-row>
            <table:table-row>
              <table:table-cell office:value-type="string">
                <text:p>5-14 yea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24 year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-34 years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-44 years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5-54 years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5-64 years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5-74 years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75-84 years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85 years and over</text:p>
              </table:table-cell>
              <table:table-cell office:value-type="float" office:value="796">
                <text:p>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3.728cm" svg:y="4.203cm" style:legend-expansion="high" chart:style-name="ch2"/>
        <chart:plot-area chart:style-name="ch3" table:cell-range-address="'Provisional_COVID-19_Death_Counts_by_Sex__Age__and_State'.C1184:'Provisional_COVID-19_Death_Counts_by_Sex__Age__and_State'.C1194 'Provisional_COVID-19_Death_Counts_by_Sex__Age__and_State'.E1184:'Provisional_COVID-19_Death_Counts_by_Sex__Age__and_State'.E1194" chart:data-source-has-labels="column" svg:x="0.29cm" svg:y="0.165cm" svg:width="13.09cm" svg:height="8.642cm">
          <chart:coordinate-region svg:x="1.705cm" svg:y="0.364cm" svg:width="11.675cm" svg:height="5.967cm"/>
          <chart:axis chart:dimension="x" chart:name="primary-x" chart:style-name="ch4" chartooo:axis-type="auto">
            <chartooo:date-scale/>
            <chart:categories table:cell-range-address="'Provisional_COVID-19_Death_Counts_by_Sex__Age__and_State'.C1184:'Provisional_COVID-19_Death_Counts_by_Sex__Age__and_State'.C11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visional_COVID-19_Death_Counts_by_Sex__Age__and_State'.E1184:'Provisional_COVID-19_Death_Counts_by_Sex__Age__and_State'.E1194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Under 1 year</text:p>
                <draw:g>
                  <svg:desc>'Provisional_COVID-19_Death_Counts_by_Sex__Age__and_State'.C1184:'Provisional_COVID-19_Death_Counts_by_Sex__Age__and_State'.C1194</svg:desc>
                </draw:g>
              </table:table-cell>
              <table:table-cell office:value-type="float" office:value="0">
                <text:p>0</text:p>
                <draw:g>
                  <svg:desc>'Provisional_COVID-19_Death_Counts_by_Sex__Age__and_State'.E1184:'Provisional_COVID-19_Death_Counts_by_Sex__Age__and_State'.E1194</svg:desc>
                </draw:g>
              </table:table-cell>
            </table:table-row>
            <table:table-row>
              <table:table-cell office:value-type="string">
                <text:p>1-4 ye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-14 ye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-24 years</text:p>
              </table:table-cell>
              <table:table-cell office:value-type="float" office:value="0.0082122552116235">
                <text:p>0.0082122552116235</text:p>
              </table:table-cell>
            </table:table-row>
            <table:table-row>
              <table:table-cell office:value-type="string">
                <text:p>25-34 years</text:p>
              </table:table-cell>
              <table:table-cell office:value-type="float" office:value="0.0562223626026532">
                <text:p>0.0562223626026532</text:p>
              </table:table-cell>
            </table:table-row>
            <table:table-row>
              <table:table-cell office:value-type="string">
                <text:p>35-44 years</text:p>
              </table:table-cell>
              <table:table-cell office:value-type="float" office:value="0.107391029690461">
                <text:p>0.107391029690461</text:p>
              </table:table-cell>
            </table:table-row>
            <table:table-row>
              <table:table-cell office:value-type="string">
                <text:p>45-54 years</text:p>
              </table:table-cell>
              <table:table-cell office:value-type="float" office:value="0.271636133922931">
                <text:p>0.271636133922931</text:p>
              </table:table-cell>
            </table:table-row>
            <table:table-row>
              <table:table-cell office:value-type="string">
                <text:p>55-64 years</text:p>
              </table:table-cell>
              <table:table-cell office:value-type="float" office:value="0.540113708149084">
                <text:p>0.540113708149084</text:p>
              </table:table-cell>
            </table:table-row>
            <table:table-row>
              <table:table-cell office:value-type="string">
                <text:p>65-74 years</text:p>
              </table:table-cell>
              <table:table-cell office:value-type="float" office:value="0.775110549589387">
                <text:p>0.775110549589387</text:p>
              </table:table-cell>
            </table:table-row>
            <table:table-row>
              <table:table-cell office:value-type="string">
                <text:p>75-84 years</text:p>
              </table:table-cell>
              <table:table-cell office:value-type="float" office:value="0.718888186986734">
                <text:p>0.718888186986734</text:p>
              </table:table-cell>
            </table:table-row>
            <table:table-row>
              <table:table-cell office:value-type="string">
                <text:p>85 years and over</text:p>
              </table:table-cell>
              <table:table-cell office:value-type="float" office:value="0.502842703727101">
                <text:p>0.502842703727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3.139cm" svg:y="4.203cm" style:legend-expansion="high" chart:style-name="ch2"/>
        <chart:plot-area chart:style-name="ch3" table:cell-range-address="'Provisional_COVID-19_Death_Counts_by_Sex__Age__and_State'.C1196:'Provisional_COVID-19_Death_Counts_by_Sex__Age__and_State'.D1206" chart:data-source-has-labels="column" svg:x="0.128cm" svg:y="0.087cm" svg:width="12.502cm" svg:height="8.642cm">
          <chart:coordinate-region svg:x="1.654cm" svg:y="0.286cm" svg:width="10.835cm" svg:height="5.967cm"/>
          <chart:axis chart:dimension="x" chart:name="primary-x" chart:style-name="ch4" chartooo:axis-type="auto">
            <chartooo:date-scale/>
            <chart:categories table:cell-range-address="'Provisional_COVID-19_Death_Counts_by_Sex__Age__and_State'.C1196:'Provisional_COVID-19_Death_Counts_by_Sex__Age__and_State'.C12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visional_COVID-19_Death_Counts_by_Sex__Age__and_State'.D1196:'Provisional_COVID-19_Death_Counts_by_Sex__Age__and_State'.D120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der 1 year</text:p>
                <draw:g>
                  <svg:desc>'Provisional_COVID-19_Death_Counts_by_Sex__Age__and_State'.C1196:'Provisional_COVID-19_Death_Counts_by_Sex__Age__and_State'.C1206</svg:desc>
                </draw:g>
              </table:table-cell>
              <table:table-cell office:value-type="float" office:value="0">
                <text:p>0</text:p>
                <draw:g>
                  <svg:desc>'Provisional_COVID-19_Death_Counts_by_Sex__Age__and_State'.D1196:'Provisional_COVID-19_Death_Counts_by_Sex__Age__and_State'.D1206</svg:desc>
                </draw:g>
              </table:table-cell>
            </table:table-row>
            <table:table-row>
              <table:table-cell office:value-type="string">
                <text:p>1-4 yea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-14 yea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24 year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-34 year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-44 years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-54 years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5-64 years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5-74 years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75-84 years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85 years and over</text:p>
              </table:table-cell>
              <table:table-cell office:value-type="float" office:value="956">
                <text:p>9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Provisional_COVID-19_Death_Counts_by_Sex__Age__and_State'.C1196:'Provisional_COVID-19_Death_Counts_by_Sex__Age__and_State'.C1206 'Provisional_COVID-19_Death_Counts_by_Sex__Age__and_State'.E1196:'Provisional_COVID-19_Death_Counts_by_Sex__Age__and_State'.E1206" chart:data-source-has-labels="column" svg:x="0.32cm" svg:y="0.18cm" svg:width="13.097cm" svg:height="8.64cm">
          <chart:coordinate-region svg:x="1.735cm" svg:y="0.18cm" svg:width="11.682cm" svg:height="5.965cm"/>
          <chart:axis chart:dimension="x" chart:name="primary-x" chart:style-name="ch4" chartooo:axis-type="auto">
            <chartooo:date-scale/>
            <chart:categories table:cell-range-address="'Provisional_COVID-19_Death_Counts_by_Sex__Age__and_State'.C1196:'Provisional_COVID-19_Death_Counts_by_Sex__Age__and_State'.C12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visional_COVID-19_Death_Counts_by_Sex__Age__and_State'.E1196:'Provisional_COVID-19_Death_Counts_by_Sex__Age__and_State'.E120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Under 1 year</text:p>
                <draw:g>
                  <svg:desc>'Provisional_COVID-19_Death_Counts_by_Sex__Age__and_State'.C1196:'Provisional_COVID-19_Death_Counts_by_Sex__Age__and_State'.C1206</svg:desc>
                </draw:g>
              </table:table-cell>
              <table:table-cell office:value-type="float" office:value="0">
                <text:p>0</text:p>
                <draw:g>
                  <svg:desc>'Provisional_COVID-19_Death_Counts_by_Sex__Age__and_State'.E1196:'Provisional_COVID-19_Death_Counts_by_Sex__Age__and_State'.E1206</svg:desc>
                </draw:g>
              </table:table-cell>
            </table:table-row>
            <table:table-row>
              <table:table-cell office:value-type="string">
                <text:p>1-4 ye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-14 ye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-24 years</text:p>
              </table:table-cell>
              <table:table-cell office:value-type="float" office:value="0.00683060109289618">
                <text:p>0.00683060109289618</text:p>
              </table:table-cell>
            </table:table-row>
            <table:table-row>
              <table:table-cell office:value-type="string">
                <text:p>25-34 years</text:p>
              </table:table-cell>
              <table:table-cell office:value-type="float" office:value="0.0211748633879781">
                <text:p>0.0211748633879781</text:p>
              </table:table-cell>
            </table:table-row>
            <table:table-row>
              <table:table-cell office:value-type="string">
                <text:p>35-44 years</text:p>
              </table:table-cell>
              <table:table-cell office:value-type="float" office:value="0.0628415300546448">
                <text:p>0.0628415300546448</text:p>
              </table:table-cell>
            </table:table-row>
            <table:table-row>
              <table:table-cell office:value-type="string">
                <text:p>45-54 years</text:p>
              </table:table-cell>
              <table:table-cell office:value-type="float" office:value="0.135245901639344">
                <text:p>0.135245901639344</text:p>
              </table:table-cell>
            </table:table-row>
            <table:table-row>
              <table:table-cell office:value-type="string">
                <text:p>55-64 years</text:p>
              </table:table-cell>
              <table:table-cell office:value-type="float" office:value="0.290300546448087">
                <text:p>0.290300546448087</text:p>
              </table:table-cell>
            </table:table-row>
            <table:table-row>
              <table:table-cell office:value-type="string">
                <text:p>65-74 years</text:p>
              </table:table-cell>
              <table:table-cell office:value-type="float" office:value="0.487021857923497">
                <text:p>0.487021857923497</text:p>
              </table:table-cell>
            </table:table-row>
            <table:table-row>
              <table:table-cell office:value-type="string">
                <text:p>75-84 years</text:p>
              </table:table-cell>
              <table:table-cell office:value-type="float" office:value="0.543032786885246">
                <text:p>0.543032786885246</text:p>
              </table:table-cell>
            </table:table-row>
            <table:table-row>
              <table:table-cell office:value-type="string">
                <text:p>85 years and over</text:p>
              </table:table-cell>
              <table:table-cell office:value-type="float" office:value="0.653005464480874">
                <text:p>0.6530054644808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